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12C000000EA61E54A5F3885EE6C.png" manifest:media-type="image/png"/>
  <manifest:file-entry manifest:full-path="Pictures/TablePreview2.svm" manifest:media-type=""/>
  <manifest:file-entry manifest:full-path="Pictures/100002010000002E0000002EE257F9C2C182AEFC.png" manifest:media-type="image/png"/>
  <manifest:file-entry manifest:full-path="Pictures/1000000000000113000000B71CC5C431193A70B0.png" manifest:media-type="image/png"/>
  <manifest:file-entry manifest:full-path="Pictures/TablePreview4.svm" manifest:media-type=""/>
  <manifest:file-entry manifest:full-path="Pictures/1000000000000034000000343FB3F43192A0E2AE.jpg" manifest:media-type="image/jpeg"/>
  <manifest:file-entry manifest:full-path="Pictures/1000000000000231000002209FD65A8212876F94.jpg" manifest:media-type="image/jpeg"/>
  <manifest:file-entry manifest:full-path="Pictures/100000000000034A000001B89737E0184D177D01.jpg" manifest:media-type="image/jpeg"/>
  <manifest:file-entry manifest:full-path="Pictures/TablePreview3.svm" manifest:media-type=""/>
  <manifest:file-entry manifest:full-path="Pictures/100002010000026800000057B2FF22FC99B5A010.png" manifest:media-type="image/png"/>
  <manifest:file-entry manifest:full-path="Pictures/100000000000013B000000A08F3ACC75D247B29F.jpg" manifest:media-type="image/jpeg"/>
  <manifest:file-entry manifest:full-path="Pictures/1000020100000373000000CF1701B3E20C7BCB98.png" manifest:media-type="image/png"/>
  <manifest:file-entry manifest:full-path="Pictures/100002010000089800000205F01FBB13861C5833.png" manifest:media-type="image/png"/>
  <manifest:file-entry manifest:full-path="Pictures/TablePreview8.svm" manifest:media-type=""/>
  <manifest:file-entry manifest:full-path="Pictures/10000000000002E200000302186DD3D6F0B0BCA4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objectwithoutfill">
      <style:graphic-properties draw:fill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378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378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>
      <style:graphic-properties fo:min-height="0.888cm"/>
    </style:style>
    <style:style style:name="pr8" style:family="presentation" style:parent-style-name="Title_20_and_20_Content-outline1">
      <style:graphic-properties fo:min-height="8.893cm"/>
    </style:style>
    <style:style style:name="pr9" style:family="presentation" style:parent-style-name="Title_20_and_20_Content-outline1">
      <style:graphic-properties draw:stroke="none" draw:fill="none" fo:min-height="0.654cm"/>
    </style:style>
    <style:style style:name="pr10" style:family="presentation" style:parent-style-name="Title_20_and_20_Content-title">
      <style:graphic-properties draw:auto-grow-height="true" fo:min-height="0.888cm"/>
    </style:style>
    <style:style style:name="pr11" style:family="presentation" style:parent-style-name="Address-notes">
      <style:graphic-properties draw:fill-color="#ffffff" fo:min-height="13.364cm"/>
    </style:style>
    <style:style style:name="pr12" style:family="presentation" style:parent-style-name="Closing-notes">
      <style:graphic-properties draw:fill-color="#ffffff" fo:min-height="13.364cm"/>
    </style:style>
    <style:style style:name="co1" style:family="table-column">
      <style:table-column-properties style:column-width="4.2cm" style:use-optimal-column-width="false"/>
    </style:style>
    <style:style style:name="co2" style:family="table-column">
      <style:table-column-properties style:column-width="4.108cm" style:use-optimal-column-width="false"/>
    </style:style>
    <style:style style:name="co3" style:family="table-column">
      <style:table-column-properties style:column-width="2.349cm" style:use-optimal-column-width="false"/>
    </style:style>
    <style:style style:name="co4" style:family="table-column">
      <style:table-column-properties style:column-width="2.354cm" style:use-optimal-column-width="false"/>
    </style:style>
    <style:style style:name="co5" style:family="table-column">
      <style:table-column-properties style:column-width="2.634cm" style:use-optimal-column-width="false"/>
    </style:style>
    <style:style style:name="co6" style:family="table-column">
      <style:table-column-properties style:column-width="2.672cm" style:use-optimal-column-width="false"/>
    </style:style>
    <style:style style:name="co7" style:family="table-column">
      <style:table-column-properties style:column-width="2.596cm" style:use-optimal-column-width="false"/>
    </style:style>
    <style:style style:name="co8" style:family="table-column">
      <style:table-column-properties style:column-width="2.629cm" style:use-optimal-column-width="false"/>
    </style:style>
    <style:style style:name="co9" style:family="table-column">
      <style:table-column-properties style:column-width="2.352cm" style:use-optimal-column-width="false"/>
    </style:style>
    <style:style style:name="co10" style:family="table-column">
      <style:table-column-properties style:column-width="2.346cm" style:use-optimal-column-width="false"/>
    </style:style>
    <style:style style:name="co11" style:family="table-column">
      <style:table-column-properties style:column-width="2.967cm" style:use-optimal-column-width="false"/>
    </style:style>
    <style:style style:name="co12" style:family="table-column">
      <style:table-column-properties style:column-width="2.96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cm"/>
    </style:style>
    <style:style style:name="ro3" style:family="table-row">
      <style:table-row-properties style:row-height="1.022cm"/>
    </style:style>
    <style:style style:name="ro4" style:family="table-row">
      <style:table-row-properties style:row-height="1.027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558cm"/>
    </style:style>
    <style:style style:name="ro7" style:family="table-row">
      <style:table-row-properties style:row-height="1.857cm"/>
    </style:style>
    <style:style style:name="ro8" style:family="table-row">
      <style:table-row-properties style:row-height="1.799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color="#ffffff" fo:font-size="20p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text-align="start" style:font-independent-line-spacing="true"/>
      <style:text-properties fo:color="#006699" fo:font-size="20pt"/>
    </style:style>
    <style:style style:name="P5" style:family="paragraph">
      <style:paragraph-properties fo:line-height="150%" fo:text-align="start"/>
    </style:style>
    <style:style style:name="P6" style:family="paragraph">
      <style:text-properties fo:color="#006699" fo:font-size="20pt" style:font-size-asian="20pt" style:font-size-complex="20pt"/>
    </style:style>
    <style:style style:name="P7" style:family="paragraph">
      <style:text-properties fo:color="#006699"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paragraph-properties fo:line-height="150%"/>
    </style:style>
    <style:style style:name="P10" style:family="paragraph">
      <style:text-properties fo:color="#336699"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style:text-properties fo:color="#000099" fo:font-size="20pt" style:font-size-asian="20pt" style:font-size-complex="20pt"/>
    </style:style>
    <style:style style:name="P13" style:family="paragraph">
      <style:paragraph-properties fo:margin-left="0.5cm" fo:margin-right="0cm" fo:line-height="150%" fo:text-indent="0cm"/>
    </style:style>
    <style:style style:name="P14" style:family="paragraph">
      <style:paragraph-properties fo:margin-top="0.806cm" fo:margin-bottom="0.307cm"/>
    </style:style>
    <style:style style:name="P15" style:family="paragraph">
      <style:paragraph-properties fo:margin-left="0cm" fo:margin-right="0cm" fo:margin-top="1.203cm" fo:margin-bottom="1.203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1.203cm" fo:margin-bottom="1.203cm" fo:text-indent="0cm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text-align="justify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.6cm" fo:margin-bottom="0.6cm" fo:line-height="100%" fo:text-indent="0cm"/>
    </style:style>
    <style:style style:name="P21" style:family="paragraph">
      <style:paragraph-properties fo:margin-top="0.8cm" fo:margin-bottom="0.3cm" fo:line-height="100%" fo:text-align="start" style:punctuation-wrap="hanging" style:writing-mode="lr-tb"/>
      <style:text-properties fo:hyphenate="false"/>
    </style:style>
    <style:style style:name="P22" style:family="paragraph">
      <style:paragraph-properties fo:margin-top="0.6cm" fo:margin-bottom="0.1cm" fo:line-height="100%" fo:text-align="start" style:punctuation-wrap="hanging" style:writing-mode="lr-tb"/>
      <style:text-properties fo:hyphenate="false"/>
    </style:style>
    <style:style style:name="P23" style:family="paragraph">
      <style:text-properties style:font-name="Century Schoolbook L" fo:font-size="36pt" style:font-size-asian="36pt" style:font-size-complex="36pt"/>
    </style:style>
    <style:style style:name="T1" style:family="text">
      <style:text-properties fo:color="#ffffff" fo:font-size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6699" fo:font-size="20pt"/>
    </style:style>
    <style:style style:name="T4" style:family="text">
      <style:text-properties fo:font-size="16pt"/>
    </style:style>
    <style:style style:name="T5" style:family="text">
      <style:text-properties fo:color="#006699" fo:font-size="20pt" style:font-size-asian="20pt" style:font-size-complex="20pt"/>
    </style:style>
    <style:style style:name="T6" style:family="text">
      <style:text-properties fo:color="#006699"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6699" fo:font-size="20pt" style:font-size-asian="20pt" style:font-size-complex="20pt"/>
    </style:style>
    <style:style style:name="T10" style:family="text">
      <style:text-properties fo:color="#000099" fo:font-size="20pt" style:font-size-asian="20pt" style:font-size-complex="20pt"/>
    </style:style>
    <style:style style:name="T11" style:family="text">
      <style:text-properties fo:font-variant="normal" fo:text-transform="none" fo:color="#1f1a17" style:text-outline="false" style:text-line-through-style="none" style:text-line-through-type="none" style:text-position="0% 100%" style:font-name="Century Gothic" fo:font-size="16pt" fo:letter-spacing="normal" fo:language="en" fo:country="US" fo:font-style="normal" fo:text-shadow="none" style:text-underline-style="none" fo:font-weight="normal" style:letter-kerning="true" style:font-name-asian="Noto Sans CJK SC Regular" style:font-size-asian="16pt" style:language-asian="en" style:country-asian="US" style:font-style-asian="normal" style:font-weight-asian="normal" style:font-name-complex="FreeSans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Century Schoolbook L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Stack and Queue</text:span></text:p>
          </draw:text-box>
        </draw:frame>
        <draw:frame draw:name="Text Placeholder 2" presentation:style-name="pr2" draw:text-style-name="P3" draw:layer="layout" svg:width="19cm" svg:height="1.857cm" svg:x="0.8cm" svg:y="7.143cm" presentation:class="outline" presentation:user-transformed="true">
          <draw:text-box>
            <text:list text:style-name="L2">
              <text:list-header>
                <text:p><text:span text:style-name="T2">Geetha Jaya Sri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 text:style-name="P1"><text:span text:style-name="T3">Agenda</text:span></text:p>
          </draw:text-box>
        </draw:frame>
        <draw:frame draw:name="Content Placeholder 4" presentation:style-name="pr5" draw:text-style-name="P3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5"><text:span text:style-name="T4">Why Data structures?</text:span></text:p>
              </text:list-item>
              <text:list-item>
                <text:p text:style-name="P5"><text:span text:style-name="T4">Stack</text:span></text:p>
              </text:list-item>
              <text:list-item>
                <text:p text:style-name="P5"><text:span text:style-name="T4">Applications of stack</text:span></text:p>
              </text:list-item>
              <text:list-item>
                <text:p text:style-name="P5"><text:span text:style-name="T4">Queue</text:span></text:p>
              </text:list-item>
              <text:list-item>
                <text:p text:style-name="P5"><text:span text:style-name="T4">Types of queue</text:span></text:p>
              </text:list-item>
              <text:list-item>
                <text:p text:style-name="P5"><text:span text:style-name="T4">Applications of queue</text:span></text:p>
                <text:p text:style-name="P1"><text:span text:style-name="T4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xml:id="id3" draw:id="id3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p><text:span text:style-name="T5">Data Structures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The scheme of organizing related information is known as data structure.</text:p>
              </text:list-item>
              <text:list-item>
                <text:p>Types of data structures are..</text:p>
                <text:p>→ Stack</text:p>
                <text:p>→ Queue</text:p>
                <text:p>→ List</text:p>
                <text:p>→ Tree<text:tab/></text:p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xml:id="id4" draw:id="id4">
        <office:forms form:automatic-focus="false" form:apply-design-mode="false"/>
        <draw:frame presentation:style-name="pr7" draw:text-style-name="P7" draw:layer="layout" svg:width="18.202cm" svg:height="0.888cm" svg:x="0.212cm" svg:y="0.169cm" presentation:class="title">
          <draw:text-box>
            <text:p><text:span text:style-name="T6">Why data structures?</text:span></text:p>
          </draw:text-box>
        </draw:frame>
        <draw:frame presentation:style-name="pr8" draw:layer="layout" svg:width="19.616cm" svg:height="9.143cm" svg:x="0.347cm" svg:y="1.48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asy to store and retrieve data.</text:p>
                <text:p/>
              </text:list-item>
              <text:list-item>
                <text:p>Can manage large integrated collections of databases.</text:p>
                <text:p/>
              </text:list-item>
              <text:list-item>
                <text:p>Essential ingredients of many efficient algorithms.</text:p>
              </text:list-item>
            </text:list>
          </draw:text-box>
        </draw:frame>
        <draw:frame draw:style-name="gr2" draw:layer="layout" svg:width="0.502cm" svg:height="1.673cm" svg:x="10.8cm" svg:y="2cm">
          <draw:text-box>
            <text:p/>
            <text:p/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xml:id="id5" draw:id="id5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p><text:span text:style-name="T5">Stack</text:span></text:p>
          </draw:text-box>
        </draw:frame>
        <draw:frame presentation:style-name="pr8" draw:text-style-name="P9" draw:layer="layout" svg:width="19.616cm" svg:height="9.143cm" svg:x="0.347cm" svg:y="1.482cm" presentation:class="outline">
          <draw:text-box>
            <text:list text:style-name="L2">
              <text:list-item>
                <text:p text:style-name="P9">A container of objects that are inserted and deleted according to the principle Last In First Out (LIFO)</text:p>
              </text:list-item>
              <text:list-item>
                <text:p text:style-name="P9">Objects can be inserted at any time till the limit is reached</text:p>
              </text:list-item>
              <text:list-item>
                <text:p text:style-name="P9">Only the most recently inserted object can be removed</text:p>
              </text:list-item>
              <text:list-item>
                <text:p text:style-name="P9">Inserting an item is known as <text:span text:style-name="T7">pushing</text:span></text:p>
              </text:list-item>
              <text:list-item>
                <text:p text:style-name="P9"><text:span text:style-name="T8">Deleting an item is known as </text:span><text:span text:style-name="T7">popping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xml:id="id6" draw:id="id6">
        <office:forms form:automatic-focus="false" form:apply-design-mode="false"/>
        <draw:frame presentation:style-name="pr7" draw:text-style-name="P10" draw:layer="layout" svg:width="18.202cm" svg:height="0.888cm" svg:x="0.212cm" svg:y="0.169cm" presentation:class="title">
          <draw:text-box>
            <text:p><text:span text:style-name="T9">push(item)</text:span></text:p>
          </draw:text-box>
        </draw:frame>
        <draw:frame draw:style-name="standard" draw:layer="layout" svg:width="4.199cm" svg:height="5.831cm" svg:x="2.6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>
                <text:p><text:s text:c="11"/>7</text:p>
              </table:table-cell>
            </table:table-row>
            <table:table-row table:style-name="ro1">
              <table:table-cell table:style-name="ce1">
                <text:p><text:s text:c="11"/>9</text:p>
              </table:table-cell>
            </table:table-row>
            <table:table-row table:style-name="ro1">
              <table:table-cell table:style-name="ce1">
                <text:p><text:s text:c="11"/>5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" draw:text-style-name="P11" draw:layer="layout" svg:x1="0.6cm" svg:y1="6.4cm" svg:x2="2.6cm" svg:y2="6.4cm">
          <text:p/>
        </draw:line>
        <draw:frame draw:style-name="standard" draw:layer="layout" svg:width="4.107cm" svg:height="5.999cm" svg:x="13.2cm" svg:y="2.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>
                <text:p><text:s text:c="9"/>2</text:p>
              </table:table-cell>
            </table:table-row>
            <table:table-row table:style-name="ro2">
              <table:table-cell table:style-name="ce1">
                <text:p><text:s text:c="9"/>7</text:p>
              </table:table-cell>
            </table:table-row>
            <table:table-row table:style-name="ro2">
              <table:table-cell table:style-name="ce1">
                <text:p><text:s text:c="9"/>9</text:p>
              </table:table-cell>
            </table:table-row>
            <table:table-row table:style-name="ro2">
              <table:table-cell table:style-name="ce1">
                <text:p><text:s text:c="9"/>5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4" draw:text-style-name="P11" draw:layer="layout" svg:x1="9.4cm" svg:y1="5cm" svg:x2="11.4cm" svg:y2="5cm">
          <text:p/>
        </draw:line>
        <draw:frame presentation:style-name="pr9" draw:text-style-name="P1" draw:layer="layout" svg:width="3.853cm" svg:height="0.904cm" svg:x="8.334cm" svg:y="5.31cm">
          <draw:text-box>
            <text:list text:style-name="L2">
              <text:list-header>
                <text:p text:style-name="P1">Insert 2</text:p>
              </text:list-header>
            </text:list>
          </draw:text-box>
        </draw:frame>
        <draw:line draw:style-name="gr4" draw:text-style-name="P11" draw:layer="layout" svg:x1="18.705cm" svg:y1="5.4cm" svg:x2="17.305cm" svg:y2="5.4cm">
          <text:p/>
        </draw:line>
        <draw:frame draw:style-name="gr5" draw:layer="layout" svg:width="1.6cm" svg:height="1.362cm" svg:x="0.6cm" svg:y="5.438cm">
          <draw:text-box>
            <text:p>top</text:p>
          </draw:text-box>
        </draw:frame>
        <draw:frame draw:style-name="gr6" draw:layer="layout" svg:width="1.8cm" svg:height="2.073cm" svg:x="17.2cm" svg:y="4.4cm">
          <draw:text-box>
            <text:p><text:s/>top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 xml:id="id7" draw:id="id7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p><text:span text:style-name="T5">pop()</text:span></text:p>
          </draw:text-box>
        </draw:frame>
        <draw:frame draw:style-name="standard" draw:layer="layout" svg:width="4.199cm" svg:height="6.136cm" svg:x="2.6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>
                <text:p><text:s text:c="11"/>7</text:p>
              </table:table-cell>
            </table:table-row>
            <table:table-row table:style-name="ro3">
              <table:table-cell table:style-name="ce1">
                <text:p><text:s text:c="11"/>9</text:p>
              </table:table-cell>
            </table:table-row>
            <table:table-row table:style-name="ro4">
              <table:table-cell table:style-name="ce1">
                <text:p><text:s text:c="11"/>5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" draw:text-style-name="P11" draw:layer="layout" svg:x1="0.6cm" svg:y1="6.6cm" svg:x2="2.6cm" svg:y2="6.6cm">
          <text:p/>
        </draw:line>
        <draw:frame draw:style-name="standard" draw:layer="layout" svg:width="4.107cm" svg:height="5.999cm" svg:x="13.2cm" svg:y="2.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>
                <text:p><text:s text:c="9"/></text:p>
              </table:table-cell>
            </table:table-row>
            <table:table-row table:style-name="ro2">
              <table:table-cell table:style-name="ce1">
                <text:p><text:s text:c="9"/></text:p>
              </table:table-cell>
            </table:table-row>
            <table:table-row table:style-name="ro2">
              <table:table-cell table:style-name="ce1">
                <text:p><text:s text:c="9"/>9</text:p>
              </table:table-cell>
            </table:table-row>
            <table:table-row table:style-name="ro2">
              <table:table-cell table:style-name="ce1">
                <text:p><text:s text:c="9"/>5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4" draw:text-style-name="P11" draw:layer="layout" svg:x1="9.4cm" svg:y1="5cm" svg:x2="11.4cm" svg:y2="5cm">
          <text:p/>
        </draw:line>
        <draw:frame presentation:style-name="pr9" draw:text-style-name="P1" draw:layer="layout" svg:width="3.853cm" svg:height="0.904cm" svg:x="8.334cm" svg:y="5.31cm">
          <draw:text-box>
            <text:list text:style-name="L2">
              <text:list-header>
                <text:p text:style-name="P1">Delete 7</text:p>
              </text:list-header>
            </text:list>
          </draw:text-box>
        </draw:frame>
        <draw:frame draw:style-name="gr5" draw:layer="layout" svg:width="1.6cm" svg:height="1.362cm" svg:x="0.6cm" svg:y="4.4cm">
          <draw:text-box>
            <text:p>top</text:p>
          </draw:text-box>
        </draw:frame>
        <draw:line draw:style-name="gr4" draw:text-style-name="P11" draw:layer="layout" svg:x1="11.6cm" svg:y1="7.4cm" svg:x2="13.2cm" svg:y2="7.4cm">
          <text:p/>
        </draw:line>
        <draw:frame draw:style-name="gr5" draw:layer="layout" svg:width="1.6cm" svg:height="1.362cm" svg:x="0.6cm" svg:y="4.4cm">
          <draw:text-box>
            <text:p>top</text:p>
          </draw:text-box>
        </draw:frame>
        <draw:frame draw:style-name="gr7" draw:layer="layout" svg:width="1.8cm" svg:height="1.8cm" svg:x="11.4cm" svg:y="6.4cm">
          <draw:text-box>
            <text:p><text:s/>top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 xml:id="id8" draw:id="id8">
        <office:forms form:automatic-focus="false" form:apply-design-mode="false"/>
        <draw:frame presentation:style-name="pr10" draw:text-style-name="P12" draw:layer="layout" svg:width="18.202cm" svg:height="0.888cm" svg:x="0.212cm" svg:y="0.169cm" presentation:class="title">
          <draw:text-box>
            <text:p><text:span text:style-name="T10">peek()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header>
                <text:p/>
                <text:p/>
                <text:p/>
                <text:p>It gives the current top element of the stack but doesn’t delete it from the stack</text:p>
              </text:list-header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 xml:id="id9" draw:id="id9">
        <draw:frame presentation:style-name="pr7" draw:text-style-name="P12" draw:layer="layout" svg:width="18.202cm" svg:height="0.888cm" svg:x="0.4cm" svg:y="0.112cm" presentation:class="title" presentation:user-transformed="true">
          <draw:text-box>
            <text:p><text:span text:style-name="T10">Implementation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header>
                <text:p/>
                <text:p/>
                <text:p/>
                <text:p>Stack implementation can be done by using arrays and linked lists</text:p>
              </text:list-header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 xml:id="id10" draw:id="id10">
        <draw:frame presentation:style-name="pr7" draw:text-style-name="P12" draw:layer="layout" svg:width="18.202cm" svg:height="0.888cm" svg:x="0.212cm" svg:y="0.169cm" presentation:class="title">
          <draw:text-box>
            <text:p><text:span text:style-name="T10">Applications of Stack</text:span></text:p>
          </draw:text-box>
        </draw:frame>
        <draw:frame presentation:style-name="pr8" draw:text-style-name="P13" draw:layer="layout" svg:width="19.616cm" svg:height="9.143cm" svg:x="0.347cm" svg:y="1.482cm" presentation:class="outline">
          <draw:text-box>
            <text:list text:style-name="L2">
              <text:list-item>
                <text:p text:style-name="P13">Reverse a word</text:p>
              </text:list-item>
              <text:list-item>
                <text:p text:style-name="P13">Expression evaluation</text:p>
              </text:list-item>
              <text:list-item>
                <text:p text:style-name="P13">Undo mechanism in text editors</text:p>
              </text:list-item>
              <text:list-item>
                <text:p text:style-name="P13">Backtracking</text:p>
              </text:list-item>
              <text:list-item>
                <text:p text:style-name="P13">Language processing</text:p>
              </text:list-item>
              <text:list-item>
                <text:p text:style-name="P13">Stack frame </text:p>
              </text:list-item>
              <text:list-item>
                <text:p text:style-name="P13">Tower of Hanoi problem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 xml:id="id11" draw:id="id11">
        <draw:frame presentation:style-name="pr7" draw:text-style-name="P12" draw:layer="layout" svg:width="18.202cm" svg:height="0.888cm" svg:x="0.212cm" svg:y="0.169cm" presentation:class="title">
          <draw:text-box>
            <text:p><text:span text:style-name="T10">Queue</text:span></text:p>
          </draw:text-box>
        </draw:frame>
        <draw:frame presentation:style-name="pr8" draw:text-style-name="P14" draw:layer="layout" svg:width="19.616cm" svg:height="9.143cm" svg:x="0.347cm" svg:y="1.482cm" presentation:class="outline">
          <draw:text-box>
            <text:list text:style-name="L2">
              <text:list-item>
                <text:p text:style-name="P14">A container of objects that are inserted and deleted by the principle First In First Out (FIFO).</text:p>
              </text:list-item>
              <text:list-item>
                <text:p text:style-name="P14">Elements can be inserted at any time till the limit is reached.</text:p>
              </text:list-item>
              <text:list-item>
                <text:p text:style-name="P14">The element which has been in the queue the longest can be removed at a time</text:p>
              </text:list-item>
              <text:list-item>
                <text:p text:style-name="P14">Inserting an element in the queue is known as <text:s/><text:span text:style-name="T7">Enqueue</text:span><text:span text:style-name="T8">.</text:span></text:p>
              </text:list-item>
              <text:list-item>
                <text:p text:style-name="P14"><text:span text:style-name="T8">Deleting an element from the queue is known as </text:span><text:span text:style-name="T7">Dequeue</text:span><text:span text:style-name="T8">.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 xml:id="id12" draw:id="id12">
        <draw:frame presentation:style-name="pr7" draw:text-style-name="P12" draw:layer="layout" svg:width="18.202cm" svg:height="0.888cm" svg:x="0.212cm" svg:y="0.169cm" presentation:class="title">
          <draw:text-box>
            <text:p><text:span text:style-name="T10">Types of Queues</text:span></text:p>
          </draw:text-box>
        </draw:frame>
        <draw:frame presentation:style-name="pr8" draw:text-style-name="P16" draw:layer="layout" svg:width="19.616cm" svg:height="9.143cm" svg:x="0.347cm" svg:y="1.482cm" presentation:class="outline">
          <draw:text-box>
            <text:list text:style-name="L2">
              <text:list-item>
                <text:p text:style-name="P15"><text:span text:style-name="T11">Simple Queue</text:span></text:p>
              </text:list-item>
              <text:list-item>
                <text:p text:style-name="P15"><text:span text:style-name="T11">Circular Queue</text:span></text:p>
              </text:list-item>
              <text:list-item>
                <text:p text:style-name="P15"><text:span text:style-name="T11">Priority Queue</text:span></text:p>
              </text:list-item>
              <text:list-item>
                <text:p text:style-name="P15"><text:span text:style-name="T11">Dequeue(Double ended Queue)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 xml:id="id13" draw:id="id13">
        <draw:frame presentation:style-name="pr7" draw:text-style-name="P12" draw:layer="layout" svg:width="18.202cm" svg:height="0.888cm" svg:x="0.212cm" svg:y="0.169cm" presentation:class="title">
          <draw:text-box>
            <text:p><text:span text:style-name="T10">Simple Queue</text:span></text:p>
          </draw:text-box>
        </draw:frame>
        <draw:frame presentation:style-name="pr8" draw:text-style-name="P17" draw:layer="layout" svg:width="19.616cm" svg:height="9.143cm" svg:x="0.347cm" svg:y="1.482cm" presentation:class="outline">
          <draw:text-box>
            <text:list text:style-name="L2">
              <text:list-header>
                <text:p><text:span text:style-name="T7">Insertion :</text:span></text:p>
                <text:list>
                  <text:list-item>
                    <text:p><text:span text:style-name="T12">Insertion occurs at the rear of the list. enqueue(item)</text:span></text:p>
                    <text:p><text:span text:style-name="T12"/></text:p>
                    <text:p><text:span text:style-name="T13"/></text:p>
                  </text:list-item>
                </text:list>
              </text:list-header>
            </text:list>
          </draw:text-box>
        </draw:frame>
        <draw:frame draw:style-name="standard" draw:layer="layout" svg:width="14.098cm" svg:height="1.998cm" svg:x="3.304cm" svg:y="5.2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18">5</text:p>
              </table:table-cell>
              <table:table-cell>
                <text:p>8</text:p>
              </table:table-cell>
              <table:table-cell>
                <text:p>3</text:p>
              </table:table-cell>
              <table:table-cell>
                <text:p>9</text:p>
              </table:table-cell>
              <table:table-cell>
                <text:p>10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line draw:style-name="gr4" draw:text-style-name="P11" draw:layer="layout" svg:x1="4.2cm" svg:y1="9cm" svg:x2="4.2cm" svg:y2="7.127cm">
          <text:p/>
        </draw:line>
        <draw:frame draw:style-name="gr8" draw:layer="layout" svg:width="3.2cm" svg:height="0.962cm" svg:x="4.2cm" svg:y="8cm">
          <draw:text-box>
            <text:p>front</text:p>
          </draw:text-box>
        </draw:frame>
        <draw:line draw:style-name="gr4" draw:text-style-name="P11" draw:layer="layout" svg:x1="13.6cm" svg:y1="9cm" svg:x2="13.6cm" svg:y2="7.127cm">
          <text:p/>
        </draw:line>
        <draw:frame draw:style-name="gr9" draw:layer="layout" svg:width="2.6cm" svg:height="0.962cm" svg:x="13.6cm" svg:y="8.2cm">
          <draw:text-box>
            <text:p>rear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 xml:id="id14" draw:id="id14">
        <draw:frame presentation:style-name="pr7" draw:layer="layout" svg:width="18.202cm" svg:height="0.888cm" svg:x="0.212cm" svg:y="0.169cm" presentation:class="title">
          <draw:text-box>
            <text:p>Contd..</text:p>
          </draw:text-box>
        </draw:frame>
        <draw:frame draw:style-name="standard" draw:layer="layout" svg:width="15.798cm" svg:height="2.557cm" svg:x="2.2cm" svg:y="3.116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5"/>
            <table:table-column table:style-name="co8"/>
            <table:table-row table:style-name="ro6" table:default-cell-style-name="ce1">
              <table:table-cell>
                <text:p>5</text:p>
              </table:table-cell>
              <table:table-cell>
                <text:p>8</text:p>
              </table:table-cell>
              <table:table-cell>
                <text:p>3</text:p>
              </table:table-cell>
              <table:table-cell>
                <text:p>9</text:p>
              </table:table-cell>
              <table:table-cell>
                <text:p>10</text:p>
              </table:table-cell>
              <table:table-cell>
                <text:p>15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layer="layout" svg:width="10.2cm" svg:height="0.962cm" svg:x="2.4cm" svg:y="2cm">
          <draw:text-box>
            <text:p>Insert 15</text:p>
          </draw:text-box>
        </draw:frame>
        <draw:line draw:style-name="gr4" draw:text-style-name="P11" draw:layer="layout" svg:x1="3.2cm" svg:y1="7.6cm" svg:x2="3.2cm" svg:y2="5.673cm">
          <text:p/>
        </draw:line>
        <draw:frame draw:style-name="gr8" draw:layer="layout" svg:width="2cm" svg:height="0.962cm" svg:x="3.4cm" svg:y="6.6cm">
          <draw:text-box>
            <text:p>front</text:p>
          </draw:text-box>
        </draw:frame>
        <draw:line draw:style-name="gr4" draw:text-style-name="P11" draw:layer="layout" svg:x1="16.6cm" svg:y1="7.6cm" svg:x2="16.6cm" svg:y2="5.6cm">
          <text:p/>
        </draw:line>
        <draw:frame draw:style-name="gr8" draw:layer="layout" svg:width="2cm" svg:height="0.962cm" svg:x="16.8cm" svg:y="6.6cm">
          <draw:text-box>
            <text:p>rear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" xml:id="id15" draw:id="id15">
        <draw:frame presentation:style-name="pr7" draw:text-style-name="P19" draw:layer="layout" svg:width="18.202cm" svg:height="0.888cm" svg:x="0.212cm" svg:y="0.169cm" presentation:class="title">
          <draw:text-box>
            <text:p><text:span text:style-name="T14">Deletion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Deletion occurs at the front of the queue.</text:p>
              </text:list-item>
            </text:list>
          </draw:text-box>
        </draw:frame>
        <draw:frame draw:style-name="standard" draw:layer="layout" svg:width="14.098cm" svg:height="1.856cm" svg:x="3.21cm" svg:y="3.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9"/>
            <table:table-column table:style-name="co10"/>
            <table:table-column table:style-name="co3"/>
            <table:table-column table:style-name="co4"/>
            <table:table-row table:style-name="ro7" table:default-cell-style-name="ce1">
              <table:table-cell>
                <text:p>5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  <table:table-cell>
                <text:p>15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draw:line draw:style-name="gr4" draw:text-style-name="P11" draw:layer="layout" svg:x1="1cm" svg:y1="4cm" svg:x2="3.4cm" svg:y2="4cm">
          <text:p/>
        </draw:line>
        <draw:frame draw:style-name="gr8" draw:layer="layout" svg:width="2cm" svg:height="0.962cm" svg:x="0.8cm" svg:y="3cm">
          <draw:text-box>
            <text:p>front</text:p>
          </draw:text-box>
        </draw:frame>
        <draw:line draw:style-name="gr4" draw:text-style-name="P11" draw:layer="layout" svg:x1="13.8cm" svg:y1="1.6cm" svg:x2="13.8cm" svg:y2="3.2cm">
          <text:p/>
        </draw:line>
        <draw:frame draw:style-name="gr8" draw:layer="layout" svg:width="2.2cm" svg:height="0.962cm" svg:x="14cm" svg:y="1.8cm">
          <draw:text-box>
            <text:p>rear</text:p>
          </draw:text-box>
        </draw:frame>
        <draw:frame draw:style-name="standard" draw:layer="layout" svg:width="14.098cm" svg:height="1.998cm" svg:x="3.097cm" svg:y="7.27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1">
              <table:table-cell/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  <table:table-cell>
                <text:p>15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line draw:style-name="gr4" draw:text-style-name="P11" draw:layer="layout" svg:x1="6.6cm" svg:y1="10.4cm" svg:x2="6.6cm" svg:y2="9.27cm">
          <text:p/>
        </draw:line>
        <draw:frame draw:style-name="gr8" draw:layer="layout" svg:width="2.2cm" svg:height="0.962cm" svg:x="7cm" svg:y="9.8cm">
          <draw:text-box>
            <text:p>front</text:p>
          </draw:text-box>
        </draw:frame>
        <draw:line draw:style-name="gr4" draw:text-style-name="P11" draw:layer="layout" svg:x1="13.6cm" svg:y1="10.4cm" svg:x2="13.6cm" svg:y2="9.27cm">
          <text:p/>
        </draw:line>
        <draw:frame draw:style-name="gr8" draw:layer="layout" svg:width="2.4cm" svg:height="0.962cm" svg:x="13.8cm" svg:y="9.8cm">
          <draw:text-box>
            <text:p>rear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" xml:id="id16" draw:id="id16">
        <draw:frame presentation:style-name="pr10" draw:text-style-name="P12" draw:layer="layout" svg:width="18.202cm" svg:height="0.888cm" svg:x="0.212cm" svg:y="0.169cm" presentation:class="title">
          <draw:text-box>
            <text:p><text:span text:style-name="T10">Circular Queue</text:span></text:p>
          </draw:text-box>
        </draw:frame>
        <draw:frame draw:style-name="standard" draw:layer="layout" svg:width="17.799cm" svg:height="1.798cm" svg:x="1.2cm" svg:y="6.2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8" table:default-cell-style-name="ce1">
              <table:table-cell>
                <text:p>5</text:p>
              </table:table-cell>
              <table:table-cell>
                <text:p>9</text:p>
              </table:table-cell>
              <table:table-cell>
                <text:p>8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line draw:style-name="gr4" draw:text-style-name="P11" draw:layer="layout" svg:x1="2.4cm" svg:y1="9.2cm" svg:x2="2.4cm" svg:y2="7.998cm">
          <text:p/>
        </draw:line>
        <draw:frame draw:style-name="gr8" draw:layer="layout" svg:width="2.2cm" svg:height="0.962cm" svg:x="2.2cm" svg:y="8.438cm">
          <draw:text-box>
            <text:p>front</text:p>
          </draw:text-box>
        </draw:frame>
        <draw:line draw:style-name="gr4" draw:text-style-name="P11" draw:layer="layout" svg:x1="8.2cm" svg:y1="8.998cm" svg:x2="8.2cm" svg:y2="7.998cm">
          <text:p/>
        </draw:line>
        <draw:frame draw:style-name="gr9" draw:layer="layout" svg:width="2cm" svg:height="0.962cm" svg:x="8.4cm" svg:y="8.6cm">
          <draw:text-box>
            <text:p>rear</text:p>
          </draw:text-box>
        </draw:frame>
        <draw:line draw:style-name="gr10" draw:text-style-name="P11" draw:layer="layout" svg:x1="17.6cm" svg:y1="6.2cm" svg:x2="17.6cm" svg:y2="5cm">
          <text:p/>
        </draw:line>
        <draw:line draw:style-name="gr10" draw:text-style-name="P11" draw:layer="layout" svg:x1="17.6cm" svg:y1="5cm" svg:x2="0.4cm" svg:y2="5cm">
          <text:p/>
        </draw:line>
        <draw:line draw:style-name="gr10" draw:text-style-name="P11" draw:layer="layout" svg:x1="0.4cm" svg:y1="5cm" svg:x2="0.4cm" svg:y2="7.2cm">
          <text:p/>
        </draw:line>
        <draw:line draw:style-name="gr4" draw:text-style-name="P11" draw:layer="layout" svg:x1="0.4cm" svg:y1="7.2cm" svg:x2="1.4cm" svg:y2="7.2cm">
          <text:p/>
        </draw:line>
        <draw:frame draw:style-name="gr8" draw:layer="layout" svg:width="18.2cm" svg:height="1.673cm" svg:x="1cm" svg:y="2cm">
          <draw:text-box>
            <text:p text:style-name="P20"><text:span text:style-name="T15">A queue in which all nodes are treated circular such that first node follows last node.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" xml:id="id17" draw:id="id17">
        <draw:frame presentation:style-name="pr7" draw:text-style-name="P6" draw:layer="layout" svg:width="18.202cm" svg:height="0.888cm" svg:x="0.212cm" svg:y="0.169cm" presentation:class="title" presentation:user-transformed="true">
          <draw:text-box>
            <text:p><text:span text:style-name="T5">Priority Queue</text:span></text:p>
          </draw:text-box>
        </draw:frame>
        <draw:frame presentation:style-name="pr8" draw:layer="layout" svg:width="19.616cm" svg:height="9.143cm" svg:x="0.184cm" svg:y="1.4cm" presentation:class="outline" presentation:user-transformed="true">
          <draw:text-box>
            <text:list text:style-name="L2">
              <text:list-header>
                <text:p text:style-name="P21"><text:span text:style-name="T11"/></text:p>
              </text:list-header>
              <text:list-item>
                <text:p text:style-name="P21"><text:span text:style-name="T11">It contains items that have set some priority</text:span></text:p>
              </text:list-item>
              <text:list-item>
                <text:p text:style-name="P21"><text:span text:style-name="T11">If a element has to be removed then highest priority element should be removed.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" xml:id="id18" draw:id="id18">
        <draw:frame presentation:style-name="pr7" draw:text-style-name="P6" draw:layer="layout" svg:width="18.202cm" svg:height="0.888cm" svg:x="0.212cm" svg:y="0.169cm" presentation:class="title">
          <draw:text-box>
            <text:p><text:span text:style-name="T5">Double ended Queue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header>
                <text:p/>
                <text:p/>
                <text:p text:style-name="P22"><text:span text:style-name="T11">In dequeue(Double ended queue) insertion and deletion occurs at both the ends of the queue</text:span></text:p>
              </text:list-header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" xml:id="id19" draw:id="id19">
        <draw:frame presentation:style-name="pr7" draw:text-style-name="P6" draw:layer="layout" svg:width="18.202cm" svg:height="0.888cm" svg:x="0.212cm" svg:y="0.169cm" presentation:class="title">
          <draw:text-box>
            <text:p><text:span text:style-name="T5">Implementation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header>
                <text:p/>
                <text:p/>
                <text:p/>
                <text:p>Queue implementation can be done by using both arrays and lists</text:p>
              </text:list-header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" xml:id="id20" draw:id="id20">
        <draw:frame presentation:style-name="pr7" draw:text-style-name="P6" draw:layer="layout" svg:width="18.202cm" svg:height="0.888cm" svg:x="0.212cm" svg:y="0.169cm" presentation:class="title">
          <draw:text-box>
            <text:p><text:span text:style-name="T5">Applications of Queue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list text:style-name="L2">
              <text:list-item>
                <text:p>Breadth First Search (BFS)</text:p>
              </text:list-item>
              <text:list-item>
                <text:p>Producer consumer problem</text:p>
              </text:list-item>
              <text:list-item>
                <text:p>Access to shared resources (printer)</text:p>
              </text:list-item>
              <text:list-item>
                <text:p>First Come First Serve (FCFS) scheduling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xml:id="id21" draw:id="id21">
        <draw:frame draw:style-name="gr11" draw:text-style-name="P23" draw:layer="layout" svg:width="9.8cm" svg:height="1.894cm" svg:x="5cm" svg:y="4.706cm">
          <draw:text-box>
            <text:p><text:span text:style-name="T16">QUERIES ?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ddress" xml:id="id22" draw:id="id22"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osing" xml:id="id23" draw:id="id23"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horizontal-align="left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.1cm" fo:margin-bottom="0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.1cm" fo:margin-bottom="0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.1cm" fo:margin-bottom="0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.1cm" fo:margin-bottom="0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.1cm" fo:margin-bottom="0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.1cm" fo:margin-bottom="0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.1cm" fo:margin-bottom="0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.1cm" fo:margin-bottom="0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.1cm" fo:margin-bottom="0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.1cm" fo:margin-bottom="0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6cm" svg:height="0.425cm" svg:x="-0.543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6cm" svg:height="0.425cm" svg:x="-0.543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6cm" svg:height="0.425cm" svg:x="-0.543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1CC5C431193A70B0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1CC5C431193A70B0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8F3ACC75D247B29F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 enough to Deliver</text:span><text:span text:style-name="MT16">,</text:span><text:span text:style-name="MT17"> </text:span><text:span text:style-name="MT18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9737E0184D177D01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E257F9C2C182AEFC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6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6cm" svg:height="0.425cm" svg:x="-0.543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19">Fairness</text:span></text:p>
        <text:p text:style-name="MP20"><text:span text:style-name="MT19">Learning</text:span></text:p>
        <text:p text:style-name="MP20"><text:span text:style-name="MT19">Responsibility</text:span></text:p>
        <text:p text:style-name="MP20"><text:span text:style-name="MT19">Innovation</text:span></text:p>
        <text:p text:style-name="MP20"><text:span text:style-name="MT19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1701B3E20C7BCB98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FD65A8212876F94.jpg" xlink:type="simple" xlink:show="embed" xlink:actuate="onLoad">
          <text:p/>
        </draw:image>
      </draw:frame>
      <presentation:notes style:page-layout-name="PM0">
        <draw:page-thumbnail presentation:style-name="Closing-title" draw:layer="backgroundobjects" svg:width="19.798cm" svg:height="11.136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455</meta:editing-cycles>
    <meta:creation-date>2016-12-25T12:22:46.004733947</meta:creation-date>
    <dc:date>2016-12-26T14:09:08.303510312</dc:date>
    <meta:editing-duration>P2DT9H7M30S</meta:editing-duration>
    <meta:generator>LibreOffice/4.2.4.2$Linux_x86 LibreOffice_project/420m0$Build-2</meta:generator>
    <meta:document-statistic meta:object-count="23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